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R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Off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ller Str.3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Off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lpingstr./ Zum Struwwelpet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sl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icken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sl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afenstraße/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us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nbachstr./ Kloster 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us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adionstraß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ald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mmendinger Str.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ald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mmendinger Str.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tererstr./Immen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Zinnen/Leopoldrind/Am Karls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 Dobli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öblin 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 Dobli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öblin 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hbank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ter-Benjamin-Str./Ingeborg-Drewitz-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ter-Benjamin-Str./Ingeborg-Drewitz-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ssmau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ssmau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e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ackerstr. 64/Leis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ackerstr. 64/Leis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lkenbergerstr.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lkenbergerstr.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waldstraße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waldstraße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zergass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Herbolz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agoner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